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reeSansBold" svg:font-family="FreeSans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" fo:font-size="11pt" style:font-size-asian="11pt" style:font-size-complex="11pt"/>
    </style:style>
    <style:style style:name="T3" style:parent-style-name="Bekezdésalapbetűtípusa" style:family="text">
      <style:text-properties style:font-name="Calibri" fo:font-weight="bold" style:font-weight-asian="bold" fo:font-size="11pt" style:font-size-asian="11pt" style:font-size-complex="11pt"/>
    </style:style>
    <style:style style:name="T4" style:parent-style-name="Bekezdésalapbetűtípusa" style:family="text">
      <style:text-properties style:font-name="Calibri" fo:font-weight="bold" style:font-weight-asian="bold" fo:font-size="11pt" style:font-size-asian="11pt" style:font-size-complex="11pt" fo:language="hu" fo:country="HU"/>
    </style:style>
    <style:style style:name="T5" style:parent-style-name="Bekezdésalapbetűtípusa" style:family="text">
      <style:text-properties style:font-name="Calibri" fo:font-size="11pt" style:font-size-asian="11pt" style:font-size-complex="11pt" fo:language="hu" fo:country="HU"/>
    </style:style>
    <style:style style:name="T6" style:parent-style-name="Bekezdésalapbetűtípusa" style:family="text">
      <style:text-properties style:font-name="Calibri" fo:font-weight="bold" style:font-weight-asian="bold" fo:font-size="11pt" style:font-size-asian="11pt" style:font-size-complex="11pt" fo:language="hu" fo:country="HU"/>
    </style:style>
    <style:style style:name="T7" style:parent-style-name="Bekezdésalapbetűtípusa" style:family="text">
      <style:text-properties style:font-name="Calibri" fo:font-size="11pt" style:font-size-asian="11pt" style:font-size-complex="11pt" fo:language="hu" fo:country="HU"/>
    </style:style>
    <style:style style:name="T8" style:parent-style-name="Bekezdésalapbetűtípusa" style:family="text">
      <style:text-properties style:font-name="Calibri" fo:font-size="11pt" style:font-size-asian="11pt" style:font-size-complex="11pt" fo:language="hu" fo:country="HU"/>
    </style:style>
    <style:style style:name="P9" style:parent-style-name="Standard" style:family="paragraph">
      <style:text-properties style:font-name="Calibri" fo:font-weight="bold" style:font-weight-asian="bold" fo:font-size="11pt" style:font-size-asian="11pt" style:font-size-complex="11pt" fo:language="hu" fo:country="HU"/>
    </style:style>
    <style:style style:name="P10" style:parent-style-name="Standard" style:family="paragraph">
      <style:text-properties style:font-name="Calibri" fo:font-weight="bold" style:font-weight-asian="bold" fo:font-size="11pt" style:font-size-asian="11pt" style:font-size-complex="11pt" fo:language="hu" fo:country="HU"/>
    </style:style>
    <style:style style:name="T11" style:parent-style-name="Bekezdésalapbetűtípusa" style:family="text">
      <style:text-properties style:font-name="Calibri" fo:font-weight="bold" style:font-weight-asian="bold" fo:font-size="11pt" style:font-size-asian="11pt" style:font-size-complex="11pt" fo:language="hu" fo:country="HU"/>
    </style:style>
    <style:style style:name="P12" style:parent-style-name="Standard" style:family="paragraph">
      <style:text-properties style:font-name="Calibri" fo:font-size="11pt" style:font-size-asian="11pt" style:font-size-complex="11pt" fo:language="hu" fo:country="HU"/>
    </style:style>
    <style:style style:name="P13" style:parent-style-name="Standard" style:list-style-name="LFO12" style:family="paragraph">
      <style:text-properties style:font-name="Calibri" fo:font-size="11pt" style:font-size-asian="11pt" style:font-size-complex="11pt" fo:language="hu" fo:country="HU"/>
    </style:style>
    <style:style style:name="P14" style:parent-style-name="Standard" style:list-style-name="LFO12" style:family="paragraph">
      <style:text-properties style:font-name="Calibri" fo:font-size="11pt" style:font-size-asian="11pt" style:font-size-complex="11pt" fo:language="hu" fo:country="HU"/>
    </style:style>
    <style:style style:name="P15" style:parent-style-name="Standard" style:list-style-name="LFO12" style:family="paragraph">
      <style:text-properties style:font-name="Calibri" fo:font-size="11pt" style:font-size-asian="11pt" style:font-size-complex="11pt" fo:language="hu" fo:country="HU"/>
    </style:style>
    <style:style style:name="P16" style:parent-style-name="Standard" style:list-style-name="LFO12" style:family="paragraph">
      <style:text-properties style:font-name="Calibri" fo:font-size="11pt" style:font-size-asian="11pt" style:font-size-complex="11pt" fo:language="hu" fo:country="HU"/>
    </style:style>
    <style:style style:name="P17" style:parent-style-name="Standard" style:list-style-name="LFO12" style:family="paragraph">
      <style:text-properties style:font-name="Calibri" fo:font-size="11pt" style:font-size-asian="11pt" style:font-size-complex="11pt" fo:language="hu" fo:country="HU"/>
    </style:style>
    <style:style style:name="P18" style:parent-style-name="Standard" style:family="paragraph">
      <style:text-properties style:font-name="Calibri" fo:font-size="11pt" style:font-size-asian="11pt" style:font-size-complex="11pt" fo:language="hu" fo:country="HU"/>
    </style:style>
    <style:style style:name="P19" style:parent-style-name="Standard" style:family="paragraph">
      <style:text-properties style:font-name="Calibri" fo:font-size="11pt" style:font-size-asian="11pt" style:font-size-complex="11pt" fo:language="hu" fo:country="HU"/>
    </style:style>
    <style:style style:name="T20" style:parent-style-name="Bekezdésalapbetűtípusa" style:family="text">
      <style:text-properties style:font-name="Calibri" fo:font-weight="bold" style:font-weight-asian="bold" fo:font-size="11pt" style:font-size-asian="11pt" style:font-size-complex="11pt" fo:language="hu" fo:country="HU"/>
    </style:style>
    <style:style style:name="P21" style:parent-style-name="Standard" style:family="paragraph">
      <style:text-properties style:font-name="Calibri" fo:font-size="11pt" style:font-size-asian="11pt" style:font-size-complex="11pt" fo:language="hu" fo:country="HU"/>
    </style:style>
    <style:style style:name="P22" style:parent-style-name="Standard" style:list-style-name="WWNum2" style:family="paragraph">
      <style:text-properties style:font-name="Calibri" fo:font-size="11pt" style:font-size-asian="11pt" style:font-size-complex="11pt" fo:language="hu" fo:country="HU"/>
    </style:style>
    <style:style style:name="P23" style:parent-style-name="Standard" style:list-style-name="WWNum2" style:family="paragraph">
      <style:text-properties style:font-name="Calibri" fo:font-size="11pt" style:font-size-asian="11pt" style:font-size-complex="11pt" fo:language="hu" fo:country="HU"/>
    </style:style>
    <style:style style:name="P24" style:parent-style-name="Standard" style:list-style-name="WWNum2" style:family="paragraph">
      <style:text-properties style:font-name="Calibri" fo:font-size="11pt" style:font-size-asian="11pt" style:font-size-complex="11pt" fo:language="hu" fo:country="HU"/>
    </style:style>
    <style:style style:name="P25" style:parent-style-name="Standard" style:list-style-name="WWNum2" style:family="paragraph">
      <style:text-properties style:font-name="Calibri" fo:font-size="11pt" style:font-size-asian="11pt" style:font-size-complex="11pt" fo:language="hu" fo:country="HU"/>
    </style:style>
    <style:style style:name="P26" style:parent-style-name="Standard" style:list-style-name="WWNum2" style:family="paragraph">
      <style:text-properties style:font-name="Calibri" fo:font-size="11pt" style:font-size-asian="11pt" style:font-size-complex="11pt" fo:language="hu" fo:country="HU"/>
    </style:style>
    <style:style style:name="P27" style:parent-style-name="Standard" style:list-style-name="WWNum2" style:family="paragraph">
      <style:text-properties style:font-name="Calibri" fo:font-size="11pt" style:font-size-asian="11pt" style:font-size-complex="11pt" fo:language="hu" fo:country="HU"/>
    </style:style>
    <style:style style:name="P28" style:parent-style-name="Standard" style:list-style-name="WWNum2" style:family="paragraph">
      <style:text-properties style:font-name="Calibri" fo:font-size="11pt" style:font-size-asian="11pt" style:font-size-complex="11pt" fo:language="hu" fo:country="HU"/>
    </style:style>
    <style:style style:name="P29" style:parent-style-name="Standard" style:list-style-name="WWNum2" style:family="paragraph">
      <style:text-properties style:font-name="Calibri" fo:font-size="11pt" style:font-size-asian="11pt" style:font-size-complex="11pt" fo:language="hu" fo:country="HU"/>
    </style:style>
    <style:style style:name="P30" style:parent-style-name="Standard" style:list-style-name="WWNum2" style:family="paragraph">
      <style:text-properties style:font-name="Calibri" fo:font-size="11pt" style:font-size-asian="11pt" style:font-size-complex="11pt" fo:language="hu" fo:country="HU"/>
    </style:style>
    <style:style style:name="P31" style:parent-style-name="Standard" style:list-style-name="WWNum2" style:family="paragraph">
      <style:text-properties style:font-name="Calibri" fo:font-size="11pt" style:font-size-asian="11pt" style:font-size-complex="11pt" fo:language="hu" fo:country="HU"/>
    </style:style>
    <style:style style:name="P32" style:parent-style-name="Standard" style:list-style-name="WWNum2" style:family="paragraph">
      <style:text-properties style:font-name="Calibri" fo:font-size="11pt" style:font-size-asian="11pt" style:font-size-complex="11pt" fo:language="hu" fo:country="HU"/>
    </style:style>
    <style:style style:name="P33" style:parent-style-name="Standard" style:family="paragraph">
      <style:text-properties style:font-name="Calibri" fo:font-weight="bold" style:font-weight-asian="bold" fo:font-size="11pt" style:font-size-asian="11pt" style:font-size-complex="11pt" fo:language="hu" fo:country="HU"/>
    </style:style>
    <style:style style:name="T34" style:parent-style-name="Bekezdésalapbetűtípusa" style:family="text">
      <style:text-properties style:font-name="Calibri" fo:font-weight="bold" style:font-weight-asian="bold" fo:font-size="11pt" style:font-size-asian="11pt" style:font-size-complex="11pt" fo:language="hu" fo:country="HU"/>
    </style:style>
    <style:style style:name="T35" style:parent-style-name="Bekezdésalapbetűtípusa" style:family="text">
      <style:text-properties style:font-name="Calibri" fo:font-size="11pt" style:font-size-asian="11pt" style:font-size-complex="11pt" fo:language="hu" fo:country="HU"/>
    </style:style>
    <style:style style:name="P36" style:parent-style-name="Standard" style:list-style-name="WWNum3" style:family="paragraph"/>
    <style:style style:name="T37" style:parent-style-name="Bekezdésalapbetűtípusa" style:family="text">
      <style:text-properties style:font-name="Calibri" fo:font-size="11pt" style:font-size-asian="11pt" style:font-size-complex="11pt" fo:language="hu" fo:country="HU"/>
    </style:style>
    <style:style style:name="P38" style:parent-style-name="Standard" style:list-style-name="WWNum3" style:family="paragraph"/>
    <style:style style:name="T39" style:parent-style-name="Bekezdésalapbetűtípusa" style:family="text">
      <style:text-properties style:font-name="Calibri" fo:font-size="11pt" style:font-size-asian="11pt" style:font-size-complex="11pt" fo:language="hu" fo:country="HU"/>
    </style:style>
    <style:style style:name="P40" style:parent-style-name="Standard" style:list-style-name="WWNum3" style:family="paragraph">
      <style:text-properties style:font-name="Calibri" fo:font-size="11pt" style:font-size-asian="11pt" style:font-size-complex="11pt" fo:language="hu" fo:country="HU"/>
    </style:style>
    <style:style style:name="P41" style:parent-style-name="Standard" style:list-style-name="WWNum3" style:family="paragraph">
      <style:text-properties style:font-name="Calibri" fo:font-size="11pt" style:font-size-asian="11pt" style:font-size-complex="11pt" fo:language="hu" fo:country="HU"/>
    </style:style>
    <style:style style:name="P42" style:parent-style-name="Standard" style:family="paragraph">
      <style:text-properties style:font-name="Calibri" style:font-name-complex="FreeSansBold" fo:font-weight="bold" style:font-weight-asian="bold" style:font-weight-complex="bold" fo:font-size="11pt" style:font-size-asian="11pt" style:font-size-complex="11pt" fo:language="hu" fo:country="HU"/>
    </style:style>
    <style:style style:name="P43" style:parent-style-name="Standard" style:family="paragraph">
      <style:text-properties style:font-name="Calibri" style:font-name-complex="FreeSansBold" fo:font-weight="bold" style:font-weight-asian="bold" style:font-weight-complex="bold" fo:font-size="11pt" style:font-size-asian="11pt" style:font-size-complex="11pt" fo:language="hu" fo:country="HU"/>
    </style:style>
    <style:style style:name="P44" style:parent-style-name="Standard" style:family="paragraph">
      <style:text-properties style:font-name="Calibri" style:font-name-asian="FreeSans" style:font-name-complex="FreeSans" fo:font-size="11pt" style:font-size-asian="11pt" style:font-size-complex="11pt" fo:language="hu" fo:country="HU"/>
    </style:style>
    <style:style style:name="P45" style:parent-style-name="Standard" style:family="paragraph">
      <style:text-properties style:font-name="Calibri" style:font-name-asian="FreeSans" style:font-name-complex="FreeSans" fo:font-size="11pt" style:font-size-asian="11pt" style:font-size-complex="11pt" fo:language="hu" fo:country="HU"/>
    </style:style>
    <style:style style:name="P46" style:parent-style-name="Standard" style:family="paragraph">
      <style:text-properties style:font-name="Calibri" style:font-name-asian="FreeSans" style:font-name-complex="FreeSans" fo:font-size="11pt" style:font-size-asian="11pt" style:font-size-complex="11pt" fo:language="hu" fo:country="HU"/>
    </style:style>
    <style:style style:name="T47" style:parent-style-name="Bekezdésalapbetűtípusa" style:family="text">
      <style:text-properties style:font-name="Calibri" style:font-name-asian="FreeSans" style:font-name-complex="FreeSans" fo:font-size="11pt" style:font-size-asian="11pt" style:font-size-complex="11pt" fo:language="hu" fo:country="HU"/>
    </style:style>
  </office:automatic-styles>
  <office:body>
    <office:text text:use-soft-page-breaks="true">
      <text:p text:style-name="P1"/>
      <text:p text:style-name="Standard"><text:span text:style-name="T3">A feladat megneve</text:span><text:span text:style-name="T4">zése</text:span><text:span text:style-name="T5">: Java feladat</text:span></text:p>
      <text:p text:style-name="Standard"><text:span text:style-name="T6">A feladat célja</text:span><text:span text:style-name="T7">: problémamegoldó képesség,<text:s/></text:span><text:span text:style-name="T8">fejlesztői tudás felmérése<text:s/></text:span></text:p>
      <text:p text:style-name="P9"/>
      <text:p text:style-name="P10"/>
      <text:p text:style-name="Standard"><text:span text:style-name="T11">A feladat leírása</text:span></text:p>
      <text:p text:style-name="P12">Szolgáltatás ellátó modul fejlesztése deviza konverzióval kapcsolatos feladatok ellátására, amely kielégíti az alábbi követelményeket:</text:p>
      <text:list text:style-name="LFO12" text:continue-numbering="true">
        <text:list-item>
          <text:p text:style-name="P13">5 tetszőlegesen megválasztott devizanemet kell tudnia kezelni.</text:p>
        </text:list-item>
        <text:list-item>
          <text:p text:style-name="P14">Szolgáltatást nyújt devizaárfolyamok lekérdezésére egy forrásdeviza függvényében. Pl.: visszaadja, hogy 1 EUR az hány HUF, USD, …</text:p>
        </text:list-item>
        <text:list-item>
          <text:p text:style-name="P15">Szolgáltatást nyújt devizakonverzióra egy forrás-, cél- és összeg függvényében. Pl.: le lehet kérdezni, hogy 30 EUR az hány HUF.</text:p>
        </text:list-item>
        <text:list-item>
          <text:p text:style-name="P16">Kétfajta devizaárfolyamot kezel a szolgáltatások során: eladásit és vételit. Pl.: a HUF-EUR eladási és vételi árfolyama eltérhet (pl. 1 EUR az 230 HUF eladási árfolyamon és 240 HUF vételi átfolyamon).</text:p>
        </text:list-item>
        <text:list-item>
          <text:p text:style-name="P17">Aki a szolgáltatásokat hívja, mindig tudja, hogy épp melyik árfolyamot kell használni (pl. beadja inputként, hogy melyik árfolyamra van szüksége).</text:p>
        </text:list-item>
      </text:list>
      <text:p text:style-name="P18"/>
      <text:p text:style-name="P19"/>
      <text:p text:style-name="Standard"><text:span text:style-name="T20">Technikai követelmények</text:span></text:p>
      <text:p text:style-name="P21">A megvalósítás feleljen meg a következő elvárásoknak:</text:p>
      <text:list text:style-name="WWNum2">
        <text:list-item>
          <text:p text:style-name="P22">Az alkalmazásnak alkalmazásszerveren futtathatónak kell lennie (WAR vagy EAR fájl). Az alkalmazásszerver<text:s/>Apache Tomcat 6+ vagy JBoss AS 6+ lehet. Utóbbi javasolt.</text:p>
        </text:list-item>
        <text:list-item>
          <text:p text:style-name="P23">A szolgáltatásokat HTTP protokoll fölött kell nyújtania, de nincs további megkötés a magas<text:s/>szintű protokollra (lehet webservice, REST, JSON/HTTP,... amelyik egyszerűbb)</text:p>
        </text:list-item>
        <text:list-item>
          <text:p text:style-name="P24">Spring-et kell használni<text:s/>(minimum 3-as verzió) IOC konténerként.</text:p>
        </text:list-item>
        <text:list-item>
          <text:p text:style-name="P25">Az adatbázis tetszőleges SQL kompatibilis adatbázis lehet. NoSQL nem lehet. Oracle 11g XE javasolt, de ettől el lehet térni (eltérés esetén indokolni kell a választást)</text:p>
        </text:list-item>
        <text:list-item>
          <text:p text:style-name="P26">Az adatbázis eléréshez JPA2-t vagy MyBatis-t kell használni, de JPA2 esetén nincs megkötve a JPA2 eszköz/implementáció.</text:p>
        </text:list-item>
        <text:list-item>
          <text:p text:style-name="P27">Az alkalmazás JEE alkalmazásként legyen parametrizálható, vagyis ne egyedi módon (pl. properties fájlokkal), hanem az alkalmazásszerver konfigurációjának részeként (pl. adatbázis konfigurációja).</text:p>
        </text:list-item>
        <text:list-item>
          <text:p text:style-name="P28">Teszt orientált fejlesztést kell alkalmazni.</text:p>
        </text:list-item>
        <text:list-item>
          <text:p text:style-name="P29">Nem kell semmilyen webes felület az alkalmazás teszteléséhez, viszont kell egy JUnit vagy JMeter alapú megoldás, amivel ki lehet próbálni az – alkalmazásszerveren éppen futó – alkalmazást.</text:p>
        </text:list-item>
        <text:list-item>
          <text:p text:style-name="P30">Spring controller rétegben ne legyen üzleti logika.</text:p>
        </text:list-item>
        <text:list-item>
          <text:p text:style-name="P31">A megoldás során OOP elveket kell használni.</text:p>
        </text:list-item>
        <text:list-item>
          <text:p text:style-name="P32">A fejlesztés során gondolni kell a biztonsági megfontolásokra is (pl. input adatok megfelelő ellenőrzése).</text:p>
        </text:list-item>
      </text:list>
      <text:p text:style-name="P33"/>
      <text:p text:style-name="Standard"><text:span text:style-name="T34">Formai követelmények</text:span><text:span text:style-name="T35"><text:s/>a beadandó feladattal kapcsolatban:</text:span></text:p>
      <text:list text:style-name="WWNum3">
        <text:list-item>
          <text:p text:style-name="P36"><text:span text:style-name="T37">Megfelelően kommentezett, érthető, egységes forráskód</text:span></text:p>
        </text:list-item>
        <text:list-item>
          <text:p text:style-name="P38"><text:span text:style-name="T39">Java, JEE és Spring minták megfelelő használata.</text:span></text:p>
        </text:list-item>
        <text:list-item>
          <text:p text:style-name="P40">Telepítési instrukciók (dokumentum) – ha szükséges</text:p>
        </text:list-item>
        <text:list-item>
          <text:p text:style-name="P41">Tesztelés módjának megjelölése és a tesztadatok leírása vagy annak megjelölése, hogy hol találhatók a<text:s/>forráskódban</text:p>
        </text:list-item>
      </text:list>
      <text:p text:style-name="P42"/>
      <text:p text:style-name="P43">Kiértékelési<text:s/>szempontok</text:p>
      <text:soft-page-break/>
      <text:p text:style-name="P44">- Üzleti probléma megértése</text:p>
      <text:p text:style-name="P45">- Helyes működés</text:p>
      <text:p text:style-name="P46">- Tiszta kód, nevezéktan</text:p>
      <text:p text:style-name="Standard"><text:span text:style-name="T47">- A technológiának (Java, JEE, Spring, JPA2 vagy MyBatis) megfelelő gondolkodá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reeSansBold" svg:font-family="FreeSans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Droid Sans Fallback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Élőfej" style:display-name="Élőfej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láb" style:display-name="Élőláb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fejChar" style:display-name="Élőfej Char" style:family="text" style:parent-style-name="Bekezdésalapbetűtípusa"/>
    <style:style style:name="ÉlőlábChar" style:display-name="Élőláb Char" style:family="text" style:parent-style-name="Bekezdésalapbetűtípusa"/>
    <style:style style:name="ListLabel1" style:display-name="ListLabel 1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157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263in"/>
      </style:header-style>
      <style:footer-style>
        <style:header-footer-properties style:dynamic-spacing="true" fo:min-height="0.4923in"/>
      </style:footer-style>
    </style:page-layout>
    <style:style style:name="T2" style:parent-style-name="Bekezdésalapbetűtípusa" style:family="text">
      <style:text-properties fo:language="hu" fo:country="HU" style:language-asian="hu" style:country-asian="HU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Élőfej"><text:span text:style-name="T2"><draw:frame draw:style-name="a0" draw:name="Kép 2" text:anchor-type="as-char" svg:x="0in" svg:y="0in" svg:width="2.0835in" svg:height="0.5201in" style:rel-width="scale" style:rel-height="scale"><draw:image xlink:href="media/image1.jpg" xlink:type="simple" xlink:show="embed" xlink:actuate="onLoad"/><svg:title/><svg:desc>C:\Users\jburai.WUP\Desktop\index.jpg</svg:desc></draw:frame></text:span></text:p>
        <text:p text:style-name="Élőfej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ános Burai</meta:initial-creator>
    <dc:creator>Zsófia Pokorni</dc:creator>
    <meta:creation-date>2015-03-12T07:59:00Z</meta:creation-date>
    <dc:date>2015-11-05T10:04:00Z</dc:date>
    <meta:template xlink:href="Normal" xlink:type="simple"/>
    <meta:editing-cycles>10</meta:editing-cycles>
    <meta:editing-duration>PT22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358" meta:character-count="2830" meta:row-count="20" meta:non-whitespace-character-count="2477"/>
  </office:meta>
</office:document-meta>
</file>